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3465a4" draw:fill-color="#3465a4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4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3.161cm" svg:x="5.876cm" svg:y="5.0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6cm" svg:y1="19.721cm" svg:x2="26.613cm" svg:y2="19.721cm">
          <text:p/>
        </draw:line>
        <draw:custom-shape draw:style-name="gr3" draw:text-style-name="P1" draw:layer="layout" svg:width="1.001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57cm" svg:height="8.33cm" svg:x="29.754cm" svg:y="5.57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.819cm" svg:y1="7.064cm" svg:x2="27.285cm" svg:y2="7.064cm">
          <text:p/>
        </draw:line>
        <draw:line draw:style-name="gr5" draw:text-style-name="P1" draw:layer="layout" svg:x1="1.819cm" svg:y1="9.764cm" svg:x2="27.285cm" svg:y2="9.764cm">
          <text:p/>
        </draw:line>
        <draw:custom-shape draw:style-name="gr2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02cm" svg:height="3.9cm" svg:x="33.616cm" svg:y="10.0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899cm" svg:height="1.131cm" svg:x="35.718cm" svg:y="1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591cm" svg:height="9.899cm" svg:x="37.617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68cm" svg:height="1.131cm" svg:x="11.176cm" svg:y="7.11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15cm" svg:y1="8.283cm" svg:x2="26.612cm" svg:y2="8.283cm">
          <text:p/>
        </draw:line>
        <draw:line draw:style-name="gr4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8-30T19:43:40.515123830</dc:date>
    <dc:creator>elucterio </dc:creator>
    <meta:editing-duration>P2DT13H57M42S</meta:editing-duration>
    <meta:editing-cycles>40</meta:editing-cycles>
    <meta:generator>LibreOffice/4.2.8.2$Linux_X86_64 LibreOffice_project/420m0$Build-2</meta:generator>
    <meta:document-statistic meta:object-count="21"/>
  </office:meta>
</office:document-meta>
</file>